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BECERRA VILCHEZ, OSMAR LEODA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NAZCA</text:span></text:p>
      <text:p text:style-name="P5"/>
      <text:p text:style-name="P5">Recojo: <text:span text:style-name="T3">BECERRA VILCHEZ, OSMAR LEOD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16:4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